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SFSerializer.doLocalPre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SFSerializer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Serialize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SSFSerializer.getElementProces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Serializer.doLocalPost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SFSerializ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